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290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XLConnect.Header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XLConnect.String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/>
      <table:table table:name="Disco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disco_s</text:p>
          </table:table-cell>
          <table:table-cell table:style-name="ce1" table:number-columns-repeated="2"/>
          <table:table-cell table:style-name="ce1" office:value-type="string" calcext:value-type="string">
            <text:p>disco</text:p>
          </table:table-cell>
          <table:table-cell table:style-name="Default"/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10 Militaert 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110 Lovgivningsarbejde og ledelse i offentlig administratio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14 Overordnet ledelse i interesseorganisationer og humanitaere organisatio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10 Overordnet og/eller tvaergaaende ledelse i virksomheder m. 10+ ansatt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22 Ledelse af produktionen i haandvaerks- og industrivirksomhe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23 Ledelse af produktionen i bygge- og anlaegssektore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24 Ledelse af salget i engros- og detailhandelsvirksomhe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25 Ledelse af hovedaktiviteten i hotel- og restaurationsvirksomhe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2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26 Ledelse af hovedaktiviteten i virksomheder inden for transport og kommunikatio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27 Ledelse af hovedaktiviteten i virksomheder inden for forretningsservic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29 Ledelse af hovedaktiviteten i oevrige virksomheder m. 10+ ansatt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31 Ledelse vedr. administration og finansiering i ikke-finansielle virksomhe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32 Personaleledels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33 Salgs- og afsaetningsledelse, eksklusive salgsvirksomhe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34 Informations- og markedsfoeringsledels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35 Indkoebs- og forsyningsledels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3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36 Edb-ledelse, eksklusive edb-virksomhe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3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37 Forsknings- og udviklingsledels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23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239 Ledelse af andre specialomraader i virksomheder m. 10+ ansatt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3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311 Ledelse af virksomhed: landbrug, skovbrug og fiskeri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3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312 Ledelse af virksomhed: haandvaerks- og industri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3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313 Ledelse af virksomhed: bygge- og anlae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31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314 Ledelse af virksomhed: engros- og detailhandel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31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315 Ledelse af virksomhed: hotel- og restaurations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31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316 Ledelse af virksomhed: transport og kommunikatio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31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317 Ledelse af virksomhed: forretningsservic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31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318 Ledelse af virksomhed. "personlige tjenesteydelser"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131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1319 Ledelse af oevrige virksomhed m. &lt;10 ansatt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10 Arbejde m. fysik, kemi, astronomi, meteorologi, geologi og geofysik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20 Arbejde m. matematiske og statistiske begreber, teorier og meto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31 Design, analyse og overordnet planlaegning af edb-system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32 Systemudvikling samt konstruktion/programmering af edb-system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39 Andet edb-arbejde paa hoejeste faglige niveau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41 Arkitektarbejde og planlaegning af anlaegsarbej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42 Ingenioerarbejde vedr. bygninger og anlae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43 Ingenioerarbejde vedr. staerkstroem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44 Ingenioerarbejde vedr. svagstroem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45 Ingenioerarbejde vedr. ikke-elektriske motorer og maskinanlae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46 Ingenioerarbejde vedr. kemiske processer ved industriel produktio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48 Landinspekto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149 Andet arkitekt- og ingenioerarbejde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211 Arbejde m. biologi, genetik, zoologi, botanik, oekologi og levnedsmidl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212Arbejde m. anatomi, biokemi, fysiologi, patologi og farmakologi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213 Arbejde m. agronomi vedr. plante- og husdyravl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221 Laege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222 Tandlaege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223 Veterina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224 Farmaceut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225 Arbejde m. medicin, odontologi, veterinaervidenskab og anden farmaci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230 Jordemoderarbejde, overordnet sygeplejearbejde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310 Undervisning paa universiteter og andre hoejere laereanstalt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320 Undervisning paa gymnasier, erhvervsskoler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33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330 Undervisning i folkeskoler o.lign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3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340 Undervisning af handicappede mennesk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351 Forskning, udvikling og raadgivning vedr. undervisningsmeto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35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352 Kontrol og tilrettelaeggelse af undervisni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35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359 Andet arbejde vedr. undervisning, herunder kursusvirksomhed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11 Overordnet revisions- og regnskab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12 Udvikling og planlaegning af personalespoergsmaal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1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19 Specialfunktioner vedr. organisation, herunder ledelsesraadgivni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21 Advokat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22 Domm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2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29 Juridisk praeget arbejde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32 Biblioteka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41 Arbejde m. samfundsoekonomi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4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42 Arbejde m. sociologi og antropologi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4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43 Arbejde m. filosofi og histori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4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44 Arbejde m. sprogvidenskab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4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45 Arbejde m. psykologi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4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46 Overordnet socialraadgivn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5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51Alment journalistisk arbejde og skribent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5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52 Illustrationsgrafisk arbejde vedr. formidling og billedkunst/formgivni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5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53 Kunstnerisk arbejde vedr. udoevelse/instruktion af musik/sa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5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55 Film- og skuespil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6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60 Arbejde inden for religio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247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2470 Arbejde m. administration af lovgivningen I den offentlige sekto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11 Teknikerarbejde inden for fysik, kemi, astronomi, meteorologi, geologi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12 Teknikerarbejde vedr. bygninger og anlae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13 Teknikerarbejde vedr. elektriske anlaeg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1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14 Teknikerarbejde vedr. elektroniske anlaeg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15 Teknikerarbejde vedr. maskiner og roeranlaeg (skibsvedligeholdelse undtaget)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1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16 Teknikerarbejde vedr. kemiske processer ved industriel produktio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1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18Teknisk tegne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1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19 Teknikerarbejde i oevrigt inden for fysik, kemi, mekanik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21 Programmo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22 Edb-operatoerarbejde samt planlaegning af edb-drif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31 Arbejde m. lyd, lys og billeder ved fotografering, film- og teaterforestillinger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33 Betjening af medicinsk udsty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3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39 Arbejde m. lyd, lys og billeder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41 Teknisk arbejde om bord paa skibe m. mekaniske, elektriske/elektroniske installatio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4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42 Skibsfoer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4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43 Flypilo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4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44 Flyvelederarbejde samt planlaegning og afvikling af flytrafik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15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152 Arbejde vedr. kontrol af miljoe, sikkerhed og kvalite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11 Teknikerarbejde inden for biologi, medicin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12 Teknikerarbejde inden for landbrug og skovbru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13 Raadgivningsarbejde inden for landbrug og skovbru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23 Assistentarbejde og raadgivning vedr. kostforplejning paa hospitaler o.lign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2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24 Optik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25 Assistentarbejde vedr. tandplej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2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26 Arbejde m. fysioterapi, kiropraktik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2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28 Assistentarbejde inden for farmaci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2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29 Arbejde m. ergoterapi, zoneterapi, yoga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23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230 Sygepleje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3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310 Skoleundervisning af boern under den undervisningspligtige al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320 Paedagogisk arbejde m. boern under den undervisningspligtige al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330 Omsorgsarbejde m. handicappede mennesk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34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340 Undervisnings- og omsorgsarbejde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11 Finansielt arbejde vedr. Vaerdipapirer, laanebetingelser, kreditvaerdighed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12 Forsikringssal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13 Arbejde m. koeb, salg, leje og leasing af fast ejendom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1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14 Arbejde vedr. tilrettelaeggelse af rejs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1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15 Opsoegende salgsarbejde, eksklusive detailsal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1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16 Indkoebsarbejde i virksomheder og organisatio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1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17 Vurderings- og takser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1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19 Salgs- og finansieringsarbejde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21 Maegl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22 Spedition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23 Jobformidl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2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29 Agentarbejde og forretningsservice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31 Administrativt arbejde i sekretariat o.lign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32 Advokatsekreta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33 Revisions- og regnskab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34 Assistentarbejde ved matematiske beregninger og udarbejdelse af statistik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3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39 Administrationsarbejde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4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43 Arbejde vedr. tildeling af offentlige ydels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4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49 Andet administrativt arbejde vedr. offentlige ydelser og afgift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5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50 Politimaessigt undersoegelse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6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60 Socialt vejlednings- og omsor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7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71 Arbejde m. dekoration, design, illustration og indretni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7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75 Sportsudoevelse og traenervirksomhed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348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3480 Arbejde m. tilknytning til religio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11 Arbejde m. stenografering og maskinskrivni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13 Edb-indtastn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1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14 Andet indtastningsarbejde paa regnemaskine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1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15 Alment konto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21 Beregningsarbejde i forbindelse m. bogfoering, loenadministration og revisio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22 Beregningsarbejde i forbindelse m. finansielle transaktioner, statistik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31 Registreringsarbejde vedr. lagerfoering af faerdige produkter og produktionsmidl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32 Registreringsarbejde vedr. ordrer, forbrug o.lign. samt kontrol af produktionsprogramm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33 Registrerings- og kontrolarbejde vedr. transport og transporttilrettelaeggels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41 Registreringsarbejde vedr. samlinger af boeger o.lign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4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42 Post- og betjent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19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190 Internt kontorarbejde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2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211 Kassererarbejde og billetsal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2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212 Arbejde m. registrering af pengetransaktioner, veksling af valuta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2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221 Rejsebureau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2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222 Reception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42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4223 Telefonomstill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11 Betjening af passagerer og besaetning, eksklusive ekspedient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12 Kontrol- og informationsvirksomhed under rejs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13 Turist- og rejseled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21 Generelt husholdn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22 Tilberedning af maaltid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23 Server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31 Boernepasning i private hjem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32 Plejearbejde paa institutio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33 Omsorgsarbejde i private hjem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41 Personplej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6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61 Brandbekaempels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6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62 Politi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6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63 Overvaagningsarbejde i faengsl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6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69 Overvaagnings- og redningsarbejde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18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181 Servicearbejde for privatpersoner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52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5220 Ekspedient-, kasse- og demonstration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61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6111 Arbejde m. markafgroeder inden for landbru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61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6112 Arbejde vedr. plantevaekst inden for gartneri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61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6121 Arbejde m. husdyr undtagen fjerkra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612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6129 Arbejde m. dyr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6130 Arbejde m. såvel markafgrøder som husdyr, fx som landmand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615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6150 Arbejde inden for fiskeri og ja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618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6181 Skovbru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21 Bygningsarbejde m. naturmaterial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22 Murer- og brolaegn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2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24 Toemrer- og snedk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2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29 Bygningsarbejde (basis)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31 Tagdaekn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32 Arbejde m. gulvlaegning, vedligeholdelse af gulve o.lign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3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34 Isoler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3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35 Glarmest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3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36 VVS-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3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37 Elektrik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3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39 Bygningsarbejde (finish)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41 Maler-og tapetsererarbejde, herunder skibsmaler- og skiltemal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4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42 Sproejtelaker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14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143 Arbejde m. bygningsrengoeri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11 Formn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12 Svejse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13 Tyndplade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1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14 Staalkonstruktion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21 Grovsmede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22 Vaerktoejsmag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23 Maskinelt praecisionsarbejde i metal og indstilling af metalforarbejdningsmaski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2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24 Polerings- og slibearbejde i metal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31 Automekaniker- og automonto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32 Flymekaniker- og flymonto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33 Mekaniker- og montoerarbejde m. andre motorer og mekaniske maski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41 Elektromekaniker- og specialelektrik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4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42 Montoerarbejde vedr. elektronik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4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43 Service- og reparationsarbejde vedr. elektronik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4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44 Telefon- og telegrafmekanik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24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245 Kabelmonto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3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31 Praecisionsarbejde i metal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3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32 Glas-, keramik- og tegl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3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341 Grafisk formfremstilling (pre-press)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34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343 Gravoer- og aetse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34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346 Serigrafisk 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4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411 Slagterarbejde og behandling af fisk og skaldy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4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412 Bager-, konfekture- og chokolade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4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413 Mejeri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4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422 Boedker- og moebelsnedk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4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423 Opstilling og betjening af maskiner inden for traeindustrie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743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743 Tekstil- og beklaedn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1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110 Mine- og mineraludvindingsanlae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1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120 Jern-, metalvaerks- og stoeberianlae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13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130 Glas-, keramik- og teglprocesanlae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14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140 Trae- og papirprocesanlae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15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150 Operatoerarbejde og andet (FIX SENERE)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16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160 Energi- og vandforsyningsanlae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11 Betjening af maskiner: metalindustrie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12 Betjening af maskiner: mineralindustrie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21 Betjening af maskiner: medicinalvare-, saebe- og kosmetikindustrie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23 Betjening af maskiner: galvaniseri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2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29 Betjening af maskiner: den kemiske industri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31 Betjening af maskiner: gummivareindustrie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32 Betjening af maskiner: plastindustrie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4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40 Betjening af maskiner: traeindustrien, eksklusive opstilli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5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51 Betjening af trykkerimaski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5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52 Betjening af bogbinderimaski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5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53 Betjening af papirbearbejdningsmaski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6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61 Betjening af maskiner: garnforberedende arbejde, spinderi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6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62 Betjening af vaeve- og strikkemaski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6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63 Betjening af symaski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6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64 Betjening af maskiner til efterbehandlin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6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69 Betjening af andre maskiner <text:s/>tekstil-, skind- og laedervareindustrie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7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71 Betjening af maskiner: slagte- og fiskeindustrie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7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72 Betjening af maskiner: produktion af mejeriprodukt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7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74 Betjening af maskiner: produktion af bage- og sukkervar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7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75 Betjening af maskiner: produktion af frugt- og groentkonserves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7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78 Betjening af maskiner: produktion af drikkevar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8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81 Montering af mekaniske maskin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8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82 Montering af elektrisk udsty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8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83 Montering af elektronisk udsty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8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84 Monterings- og samlebaandsarbejde: produktion af metal-, gummi- og plastvar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8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85 Monterings- og samlebaandsarbejde: produktion af traevarer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8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87 Monterings- og samlebaandsarbejde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29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290 Betjening af industrimaskiner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3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311 Lokomotiv- og elektrofoer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3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312 Betjentarbejde, arbejde m. rangering samt styring af togtrafik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3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322 Koersel af hyre- og varevog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3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323 Koersel af bus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32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324 Koersel af last- og tankbil m.v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3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332 Entreprenoermaskinfoer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3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333 Kran- og liftfoer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334 Truckfoer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834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8340 Skibstransport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10 Salgs- og servicearbejde primaert ved telefon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31 Rengoerings- og koekkenhjaelpsarbejde i private hjem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32 Rengoerings- og koekkenhjaelpsarbejde i oevrigt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33 Vaskeri- og renseri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41 Tilsyns-, vicevaert- og pedel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4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42 Bil- og vinduespol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5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51 Budtjeneste o.lign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5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52 Vagt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6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61 Renovationsarbejde, eksklusive koersel af renovationsvogn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16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162 Arbejde m. gadefejning, snerydning o.lign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2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211 Landbrugs- og gartnerimedhjaelper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2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212 Medhjaelp ved skovbrug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2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213 Medhjaelp i fiskerierhverv (paa land) samt medhjaelp ved jagt o.lign.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3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312 Jord- og kloakarbejde samt andet anlae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3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313 Medhjaelp ved bygningsarbejde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3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320 Manuelt arbejde inden for fremstillingsvirksomhed</text:p>
          </table:table-cell>
          <table:table-cell office:value-type="string" calcext:value-type="string">
            <text:p>}}</text:p>
          </table:table-cell>
        </table:table-row>
        <table:table-row table:style-name="ro1">
          <table:table-cell office:value-type="string" calcext:value-type="string">
            <text:p>\DefineRemark{d</text:p>
          </table:table-cell>
          <table:table-cell office:value-type="string" calcext:value-type="string">
            <text:p>933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\texttt{</text:p>
          </table:table-cell>
          <table:table-cell office:value-type="string" calcext:value-type="string">
            <text:p>9330 Manuelt transport- og lagerarbejde uden anvendelse af maskiner eller koeretoejer</text:p>
          </table:table-cell>
          <table:table-cell office:value-type="string" calcext:value-type="string">
            <text:p>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XLConnect.Header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4:04:57.583700424</meta:creation-date>
    <dc:date>2016-09-28T14:19:29.355610145</dc:date>
    <meta:editing-duration>PT14M31S</meta:editing-duration>
    <meta:editing-cycles>2</meta:editing-cycles>
    <meta:generator>LibreOffice/5.2.1.2$Linux_X86_64 LibreOffice_project/20m0$Build-2</meta:generator>
    <meta:document-statistic meta:table-count="1" meta:cell-count="1640" meta:object-count="0"/>
  </office:meta>
</office:document-meta>
</file>